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justify" style:justify-single-word="false" style:writing-mode="lr-tb"/>
      <style:text-properties fo:color="#000000" loext:opacity="100%" style:font-name="Calibri" fo:font-size="12pt" fo:language="es" fo:country="ES" fo:font-weight="bold" officeooo:rsid="0008a653" officeooo:paragraph-rsid="0008a653" style:font-name-asian="Times New Roman1" style:font-size-asian="12pt" style:language-asian="fr" style:country-asian="FR" style:font-weight-asian="bold" style:font-name-complex="Arial1" style:font-size-complex="11pt"/>
    </style:style>
    <style:style style:name="P2" style:family="paragraph" style:parent-style-name="No_20_Spacing">
      <style:paragraph-properties fo:text-align="justify" style:justify-single-word="false" style:writing-mode="lr-tb"/>
      <style:text-properties fo:color="#000000" loext:opacity="100%" fo:font-size="12pt" fo:language="fr" fo:country="FR" officeooo:rsid="0008a653" officeooo:paragraph-rsid="0008a653" style:font-name-asian="Times New Roman1" style:font-size-asian="12pt" style:language-asian="fr" style:country-asian="FR" style:font-name-complex="Arial1"/>
    </style:style>
    <style:style style:name="P3" style:family="paragraph" style:parent-style-name="No_20_Spacing">
      <style:paragraph-properties fo:text-align="justify" style:justify-single-word="false" style:writing-mode="lr-tb"/>
      <style:text-properties officeooo:rsid="00092ea8" officeooo:paragraph-rsid="00092ea8"/>
    </style:style>
    <style:style style:name="P4" style:family="paragraph" style:parent-style-name="No_20_Spacing">
      <style:paragraph-properties fo:text-align="justify" style:justify-single-word="false" style:writing-mode="lr-tb"/>
      <style:text-properties officeooo:paragraph-rsid="00093eb1"/>
    </style:style>
    <style:style style:name="P5" style:family="paragraph" style:parent-style-name="No_20_Spacing">
      <style:paragraph-properties fo:text-align="justify" style:justify-single-word="false" style:writing-mode="lr-tb"/>
      <style:text-properties officeooo:paragraph-rsid="000bdf25"/>
    </style:style>
    <style:style style:name="P6" style:family="paragraph" style:parent-style-name="No_20_Spacing">
      <style:paragraph-properties fo:text-align="justify" style:justify-single-word="false" style:writing-mode="lr-tb"/>
      <style:text-properties officeooo:paragraph-rsid="00092ea8"/>
    </style:style>
    <style:style style:name="P7" style:family="paragraph" style:parent-style-name="No_20_Spacing">
      <style:paragraph-properties fo:text-align="justify" style:justify-single-word="false" style:writing-mode="lr-tb"/>
      <style:text-properties fo:font-size="12pt" fo:language="fr" fo:country="FR" officeooo:rsid="000eb4ed" officeooo:paragraph-rsid="000eb4ed" style:font-size-asian="12pt"/>
    </style:style>
    <style:style style:name="P8" style:family="paragraph" style:parent-style-name="No_20_Spacing">
      <style:paragraph-properties fo:text-align="justify" style:justify-single-word="false"/>
      <style:text-properties fo:font-size="12pt" style:font-size-asian="12pt"/>
    </style:style>
    <style:style style:name="P9" style:family="paragraph" style:parent-style-name="No_20_Spacing">
      <style:paragraph-properties fo:text-align="justify" style:justify-single-word="false"/>
      <style:text-properties fo:font-size="12pt" fo:language="fr" fo:country="FR" style:font-size-asian="12pt"/>
    </style:style>
    <style:style style:name="P10" style:family="paragraph" style:parent-style-name="No_20_Spacing">
      <style:paragraph-properties fo:text-align="justify" style:justify-single-word="false"/>
      <style:text-properties fo:font-size="12pt" fo:language="fr" fo:country="FR" fo:font-style="italic" fo:font-weight="bold" style:font-size-asian="12pt" style:font-style-asian="italic" style:font-weight-asian="bold"/>
    </style:style>
    <style:style style:name="P11" style:family="paragraph" style:parent-style-name="No_20_Spacing">
      <style:paragraph-properties fo:text-align="justify" style:justify-single-word="false"/>
      <style:text-properties officeooo:rsid="0008a653" officeooo:paragraph-rsid="0008a653"/>
    </style:style>
    <style:style style:name="P12" style:family="paragraph" style:parent-style-name="No_20_Spacing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_20_Spacing" style:master-page-name="Standard">
      <style:paragraph-properties fo:text-align="justify" style:justify-single-word="false" style:page-number="auto"/>
    </style:style>
    <style:style style:name="P15" style:family="paragraph" style:parent-style-name="No_20_Spacing">
      <style:paragraph-properties fo:text-align="justify" style:justify-single-word="false"/>
      <style:text-properties fo:font-size="12pt" fo:language="fr" fo:country="FR" officeooo:rsid="0008a653" officeooo:paragraph-rsid="0008a653" style:font-size-asian="12pt"/>
    </style:style>
    <style:style style:name="P16" style:family="paragraph" style:parent-style-name="No_20_Spacing">
      <style:paragraph-properties fo:text-align="justify" style:justify-single-word="false" style:writing-mode="lr-tb"/>
      <style:text-properties fo:font-size="12pt" fo:language="fr" fo:country="FR" officeooo:rsid="00093eb1" officeooo:paragraph-rsid="000bdf25" style:font-size-asian="12pt"/>
    </style:style>
    <style:style style:name="P17" style:family="paragraph" style:parent-style-name="No_20_Spacing">
      <style:paragraph-properties fo:text-align="justify" style:justify-single-word="false" style:writing-mode="lr-tb"/>
      <style:text-properties fo:font-size="12pt" fo:language="fr" fo:country="FR" officeooo:rsid="00093eb1" officeooo:paragraph-rsid="00093eb1" style:font-size-asian="12pt"/>
    </style:style>
    <style:style style:name="T1" style:family="text">
      <style:text-properties fo:font-size="12pt" fo:language="fr" fo:country="FR" fo:font-weight="bold" style:font-size-asian="12pt" style:font-weight-asian="bold"/>
    </style:style>
    <style:style style:name="T2" style:family="text">
      <style:text-properties fo:font-size="12pt" fo:language="fr" fo:country="FR" fo:font-weight="bold" officeooo:rsid="0008a653" style:font-size-asian="12pt" style:font-weight-asian="bold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fo:font-size="12pt" fo:language="fr" fo:country="FR" officeooo:rsid="0008a653" style:font-size-asian="12pt"/>
    </style:style>
    <style:style style:name="T5" style:family="text">
      <style:text-properties fo:font-size="12pt" fo:language="fr" fo:country="FR" officeooo:rsid="00093eb1" style:font-size-asian="12pt"/>
    </style:style>
    <style:style style:name="T6" style:family="text">
      <style:text-properties fo:font-size="12pt" fo:language="fr" fo:country="FR" officeooo:rsid="000a2ad3" style:font-size-asian="12pt"/>
    </style:style>
    <style:style style:name="T7" style:family="text">
      <style:text-properties fo:font-size="12pt" fo:language="fr" fo:country="FR" officeooo:rsid="000bdf25" style:font-size-asian="12pt"/>
    </style:style>
    <style:style style:name="T8" style:family="text">
      <style:text-properties fo:font-size="12pt" fo:language="fr" fo:country="FR" officeooo:rsid="000d695b" style:font-size-asian="12pt"/>
    </style:style>
    <style:style style:name="T9" style:family="text">
      <style:text-properties fo:font-size="12pt" fo:language="fr" fo:country="FR" officeooo:rsid="000eb4ed" style:font-size-asian="12pt"/>
    </style:style>
    <style:style style:name="T10" style:family="text">
      <style:text-properties fo:font-size="12pt" fo:language="fr" fo:country="FR" officeooo:rsid="00092ea8" style:font-size-asian="12pt"/>
    </style:style>
    <style:style style:name="T11" style:family="text">
      <style:text-properties fo:font-size="12pt" style:font-size-asian="12pt"/>
    </style:style>
    <style:style style:name="T12" style:family="text">
      <style:text-properties fo:color="#222222" loext:opacity="100%" style:font-name="Arial" fo:language="fr" fo:country="FR" fo:background-color="#ffffff" loext:char-shading-value="0" style:rfc-language-tag-asian="es-ES-u-co-trad" style:language-asian="es" style:country-asian="ES" style:font-name-complex="Arial1"/>
    </style:style>
    <style:style style:name="T13" style:family="text">
      <style:text-properties fo:color="#222222" loext:opacity="100%" style:font-name="Arial" fo:language="fr" fo:country="FR" officeooo:rsid="0008a653" fo:background-color="#ffffff" loext:char-shading-value="0" style:rfc-language-tag-asian="es-ES-u-co-trad" style:language-asian="es" style:country-asian="ES" style:font-name-complex="Arial1"/>
    </style:style>
    <style:style style:name="T14" style:family="text">
      <style:text-properties fo:color="#222222" loext:opacity="100%" style:font-name="Arial" style:rfc-language-tag="es-ES-u-co-trad" fo:language="es" fo:country="ES" fo:background-color="#ffffff" loext:char-shading-value="0" style:rfc-language-tag-asian="es-ES-u-co-trad" style:language-asian="es" style:country-asian="ES" style:font-name-complex="Arial1"/>
    </style:style>
    <style:style style:name="T15" style:family="text">
      <style:text-properties fo:color="#222222" loext:opacity="100%" style:font-name="Arial" style:rfc-language-tag="es-ES-u-co-trad" fo:language="es" fo:country="ES" officeooo:rsid="0008a653" fo:background-color="#ffffff" loext:char-shading-value="0" style:rfc-language-tag-asian="es-ES-u-co-trad" style:language-asian="es" style:country-asian="ES" style:font-name-complex="Arial1"/>
    </style:style>
    <style:style style:name="T16" style:family="text">
      <style:text-properties style:font-name="Calibri" fo:font-weight="bold" style:font-weight-asian="bold" style:font-name-complex="Calibri1" style:font-size-complex="11pt"/>
    </style:style>
    <style:style style:name="T17" style:family="text">
      <style:text-properties style:font-name="Calibri" fo:font-size="12pt" fo:language="fr" fo:country="FR" fo:font-weight="bold" officeooo:rsid="0008a653" style:font-name-asian="Times New Roman1" style:font-size-asian="12pt" style:language-asian="fr" style:country-asian="FR" style:font-weight-asian="bold" style:font-name-complex="Calibri1" style:font-size-complex="11pt"/>
    </style:style>
    <style:style style:name="T18" style:family="text">
      <style:text-properties fo:color="#0563c1" loext:opacity="100%" fo:font-size="12pt" style:text-underline-style="solid" style:text-underline-width="auto" style:text-underline-color="font-color" officeooo:rsid="0008a653" style:font-size-asian="12pt"/>
    </style:style>
    <style:style style:name="T19" style:family="text">
      <style:text-properties style:text-position="super 58%" fo:font-size="12pt" fo:language="fr" fo:country="FR" officeooo:rsid="00093eb1" style:font-size-asian="12pt"/>
    </style:style>
    <style:style style:name="T20" style:family="text">
      <style:text-properties style:text-position="super 58%" fo:font-size="12pt" fo:language="fr" fo:country="FR" officeooo:rsid="00092ea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Cyprien</text:span><text:span text:style-name="T1"> </text:span><text:span text:style-name="T2">Barbault</text:span></text:p>
      <text:p text:style-name="P12"><text:span text:style-name="T13">49100</text:span><text:span text:style-name="T12"> </text:span><text:span text:style-name="T13">Angers</text:span></text:p>
      <text:p text:style-name="P12"><text:span text:style-name="T14">Tel: +33 (0)</text:span><text:span text:style-name="T15">7 82 81 49 75</text:span></text:p>
      <text:p text:style-name="P12"><text:a xlink:type="simple" xlink:href="mailto:pierre.dupont@xxxx.com" text:style-name="Internet_20_link" text:visited-style-name="Visited_20_Internet_20_Link"><text:span text:style-name="Internet_20_link"><text:span text:style-name="T18">c</text:span></text:span></text:a><text:span text:style-name="Internet_20_link"><text:span text:style-name="T18">yprien.barbault@protonmail.com</text:span></text:span><text:span text:style-name="T11"> </text:span></text:p>
      <text:p text:style-name="P8"/>
      <text:p text:style-name="P1"><text:tab/><text:tab/><text:tab/><text:tab/><text:tab/><text:tab/><text:tab/><text:tab/><text:tab/><text:tab/><text:tab/><text:tab/> ONE2TEAM</text:p>
      <text:p text:style-name="P2"><text:tab/><text:tab/><text:tab/><text:tab/><text:tab/><text:tab/><text:tab/><text:tab/><text:tab/><text:tab/><text:tab/><text:tab/>92, Rue Ybry</text:p>
      <text:p text:style-name="P2"><text:tab/><text:tab/><text:tab/><text:tab/><text:tab/><text:tab/><text:tab/><text:tab/><text:tab/><text:tab/> <text:s text:c="7"/>92200 Neuilly S/ Seine</text:p>
      <text:p text:style-name="P10"/>
      <text:p text:style-name="P9"/>
      <text:p text:style-name="P9"/>
      <text:p text:style-name="P9"/>
      <text:p text:style-name="P13"><text:span text:style-name="T16">Objet : Candidature au poste </text:span><text:span text:style-name="T17">stagiaire back-end java </text:span></text:p>
      <text:p text:style-name="P9"><text:s/></text:p>
      <text:p text:style-name="P12"><text:span text:style-name="T4"><text:tab/><text:tab/><text:tab/><text:tab/><text:tab/><text:tab/><text:tab/><text:tab/><text:tab/><text:tab/>Angers</text:span><text:span text:style-name="T3">, le </text:span><text:span text:style-name="T4">25</text:span><text:span text:style-name="T3"> février 20</text:span><text:span text:style-name="T4">21</text:span></text:p>
      <text:p text:style-name="P9"/>
      <text:p text:style-name="P15">Madame, Monsieur,</text:p>
      <text:p text:style-name="P11"/>
      <text:p text:style-name="P6"><text:span text:style-name="T10">Actuellement en 4</text:span><text:span text:style-name="T20">e</text:span><text:span text:style-name="T10"> année d’école d’ingénieurs en informatique et réseaux, </text:span><text:span text:style-name="T9">spécialité Big DATA</text:span><text:span text:style-name="T10">, <text:s/>je recherche aujourd’hui un stage de technicien </text:span><text:span text:style-name="T9">qui s’étalera du 5 juillet au 27 août minimum </text:span><text:span text:style-name="T10">.</text:span></text:p>
      <text:p text:style-name="P3"/>
      <text:p text:style-name="P5"><text:span text:style-name="T5">Ayant déjà réalisé un stage de développement en interface utilisateur lors de mon stage de 3</text:span><text:span text:style-name="T19">e</text:span><text:span text:style-name="T5"> année chez RiverIT, <text:s/></text:span><text:span text:style-name="T9">une entreprise Finlandais ; </text:span><text:span text:style-name="T5">j’ai décidé </text:span><text:span text:style-name="T9">cette fois</text:span><text:span text:style-name="T5"> d</text:span><text:span text:style-name="T9">e me tourner</text:span><text:span text:style-name="T5"> </text:span><text:span text:style-name="T9">vers le</text:span><text:span text:style-name="T5"> back-end </text:span><text:span text:style-name="T9">afin d’approfondir mes connaissances</text:span><text:span text:style-name="T5">. <text:s/></text:span></text:p>
      <text:p text:style-name="P16"/>
      <text:p text:style-name="P5"><text:span text:style-name="T7">En effet, j</text:span><text:span text:style-name="T5">’ai suivi plusieurs cours de développement en Java EE et </text:span><text:span text:style-name="T7">Java H</text:span><text:span text:style-name="T5">ibernate ainsi que sur des technologies comme MongoDB, Hadoop ou Spark, et je cherche </text:span><text:span text:style-name="T9">désormais </text:span><text:span text:style-name="T5">à les appliquer au monde de l’entreprise.</text:span></text:p>
      <text:p text:style-name="P4"/>
      <text:p text:style-name="P4"><text:span text:style-name="T5">Je suis également très à l’aise avec le management de projet agile </text:span><text:span text:style-name="T8">que vous appliquez dans votre entreprise. J’ai </text:span><text:span text:style-name="T9">en effet </text:span><text:span text:style-name="T8">été amené à l’</text:span><text:span text:style-name="T6">appliquer lors de mes projets scolaire</text:span><text:span text:style-name="T8">s</text:span><text:span text:style-name="T6"> </text:span><text:span text:style-name="T8">tel que le Design4Green, un Hackathon de développement WEB, </text:span><text:span text:style-name="T6">ou </text:span><text:span text:style-name="T8">encore</text:span><text:span text:style-name="T6"> </text:span><text:span text:style-name="T8">durant </text:span><text:span text:style-name="T6">le challenge &lt;IA/&gt; Racing, </text:span><text:span text:style-name="T8">un concours de voitures autonomes miniature </text:span><text:span text:style-name="T5">. </text:span></text:p>
      <text:p text:style-name="P17"/>
      <text:p text:style-name="P7">Je serais heureux de vous rencontrer en visioconférence pour vous présenter ma candidature plus en détail.</text:p>
      <text:p text:style-name="P7"/>
      <text:p text:style-name="P7">Je vous prie, Madame, Monsieur, l’expression de mes salutations distinguées </text:p>
      <text:p text:style-name="P4"/>
      <text:p text:style-name="P4"/>
      <text:p text:style-name="P15"><text:bookmark text:name="_GoBack"/><text:tab/><text:tab/><text:tab/><text:tab/><text:tab/><text:tab/><text:tab/>Cyprien BARBAUL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661in" fo:margin-bottom="0.8661in" fo:margin-left="0.748in" fo:margin-right="0.74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.houssiaux@gmail.com;AZURIUS</meta:initial-creator>
    <meta:editing-cycles>19</meta:editing-cycles>
    <meta:print-date>2018-07-04T10:48:00</meta:print-date>
    <meta:creation-date>2018-03-21T19:56:00</meta:creation-date>
    <dc:date>2021-02-25T14:23:36.226871329</dc:date>
    <meta:editing-duration>PT54M54S</meta:editing-duration>
    <meta:generator>LibreOffice/7.0.3.1$Linux_X86_64 LibreOffice_project/00$Build-1</meta:generator>
    <meta:document-statistic meta:table-count="0" meta:image-count="0" meta:object-count="0" meta:page-count="1" meta:paragraph-count="18" meta:word-count="218" meta:character-count="1447" meta:non-whitespace-character-count="1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